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043807</text:p>
          </table:table-cell>
          <table:table-cell office:value-type="string" calcext:value-type="string">
            <text:p>2024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16728" calcext:value-type="float">
            <text:p>56.11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3807</text:p>
          </table:table-cell>
          <table:table-cell office:value-type="string" calcext:value-type="string">
            <text:p>2023-0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8612" calcext:value-type="float">
            <text:p>56.586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3807</text:p>
          </table:table-cell>
          <table:table-cell office:value-type="string" calcext:value-type="string">
            <text:p>2022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47336" calcext:value-type="float">
            <text:p>55.647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3807</text:p>
          </table:table-cell>
          <table:table-cell office:value-type="string" calcext:value-type="string">
            <text:p>2021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87344" calcext:value-type="float">
            <text:p>54.18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3807</text:p>
          </table:table-cell>
          <table:table-cell office:value-type="string" calcext:value-type="string">
            <text:p>2020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6192" calcext:value-type="float">
            <text:p>53.4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3807</text:p>
          </table:table-cell>
          <table:table-cell office:value-type="string" calcext:value-type="string">
            <text:p>2019-03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52192" calcext:value-type="float">
            <text:p>53.35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3807</text:p>
          </table:table-cell>
          <table:table-cell office:value-type="string" calcext:value-type="string">
            <text:p>2018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92072" calcext:value-type="float">
            <text:p>52.39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3807</text:p>
          </table:table-cell>
          <table:table-cell office:value-type="string" calcext:value-type="string">
            <text:p>2017-0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31824" calcext:value-type="float">
            <text:p>51.931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3807</text:p>
          </table:table-cell>
          <table:table-cell office:value-type="string" calcext:value-type="string">
            <text:p>2016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3584" calcext:value-type="float">
            <text:p>50.5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3807</text:p>
          </table:table-cell>
          <table:table-cell office:value-type="string" calcext:value-type="string">
            <text:p>2013-1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78768" calcext:value-type="float">
            <text:p>49.57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3807</text:p>
          </table:table-cell>
          <table:table-cell office:value-type="string" calcext:value-type="string">
            <text:p>2011-1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1164" calcext:value-type="float">
            <text:p>47.41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3807</text:p>
          </table:table-cell>
          <table:table-cell office:value-type="string" calcext:value-type="string">
            <text:p>2011-0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66632" calcext:value-type="float">
            <text:p>46.96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3807</text:p>
          </table:table-cell>
          <table:table-cell office:value-type="string" calcext:value-type="string">
            <text:p>2010-0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6384" calcext:value-type="float">
            <text:p>45.9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3807</text:p>
          </table:table-cell>
          <table:table-cell office:value-type="string" calcext:value-type="string">
            <text:p>2008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43016" calcext:value-type="float">
            <text:p>43.943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3807</text:p>
          </table:table-cell>
          <table:table-cell office:value-type="string" calcext:value-type="string">
            <text:p>2007-0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61432" calcext:value-type="float">
            <text:p>43.461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3807</text:p>
          </table:table-cell>
          <table:table-cell office:value-type="string" calcext:value-type="string">
            <text:p>2006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89192" calcext:value-type="float">
            <text:p>44.58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3807</text:p>
          </table:table-cell>
          <table:table-cell office:value-type="string" calcext:value-type="string">
            <text:p>2005-0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53784" calcext:value-type="float">
            <text:p>44.75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3807</text:p>
          </table:table-cell>
          <table:table-cell office:value-type="string" calcext:value-type="string">
            <text:p>2004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05856" calcext:value-type="float">
            <text:p>43.805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3807</text:p>
          </table:table-cell>
          <table:table-cell office:value-type="string" calcext:value-type="string">
            <text:p>2003-0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96384" calcext:value-type="float">
            <text:p>42.69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3807</text:p>
          </table:table-cell>
          <table:table-cell office:value-type="string" calcext:value-type="string">
            <text:p>2002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14672" calcext:value-type="float">
            <text:p>42.71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3807</text:p>
          </table:table-cell>
          <table:table-cell office:value-type="string" calcext:value-type="string">
            <text:p>2001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61104" calcext:value-type="float">
            <text:p>42.36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3807</text:p>
          </table:table-cell>
          <table:table-cell office:value-type="string" calcext:value-type="string">
            <text:p>2000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13376" calcext:value-type="float">
            <text:p>43.01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3807</text:p>
          </table:table-cell>
          <table:table-cell office:value-type="string" calcext:value-type="string">
            <text:p>1999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72" calcext:value-type="float">
            <text:p>42.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3807</text:p>
          </table:table-cell>
          <table:table-cell office:value-type="string" calcext:value-type="string">
            <text:p>1998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07208" calcext:value-type="float">
            <text:p>40.907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3807</text:p>
          </table:table-cell>
          <table:table-cell office:value-type="string" calcext:value-type="string">
            <text:p>1997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7368" calcext:value-type="float">
            <text:p>40.8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3807</text:p>
          </table:table-cell>
          <table:table-cell office:value-type="string" calcext:value-type="string">
            <text:p>1996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53184" calcext:value-type="float">
            <text:p>39.953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3807</text:p>
          </table:table-cell>
          <table:table-cell office:value-type="string" calcext:value-type="string">
            <text:p>1995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92352" calcext:value-type="float">
            <text:p>39.39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3807</text:p>
          </table:table-cell>
          <table:table-cell office:value-type="string" calcext:value-type="string">
            <text:p>1994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2296" calcext:value-type="float">
            <text:p>38.9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3807</text:p>
          </table:table-cell>
          <table:table-cell office:value-type="string" calcext:value-type="string">
            <text:p>1993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3904" calcext:value-type="float">
            <text:p>38.03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3807</text:p>
          </table:table-cell>
          <table:table-cell office:value-type="string" calcext:value-type="string">
            <text:p>1992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40336" calcext:value-type="float">
            <text:p>37.740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3807</text:p>
          </table:table-cell>
          <table:table-cell office:value-type="string" calcext:value-type="string">
            <text:p>1991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3612" calcext:value-type="float">
            <text:p>37.536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3807</text:p>
          </table:table-cell>
          <table:table-cell office:value-type="string" calcext:value-type="string">
            <text:p>1990-0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49736" calcext:value-type="float">
            <text:p>36.74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3807</text:p>
          </table:table-cell>
          <table:table-cell office:value-type="string" calcext:value-type="string">
            <text:p>1989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60304" calcext:value-type="float">
            <text:p>35.96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3807</text:p>
          </table:table-cell>
          <table:table-cell office:value-type="string" calcext:value-type="string">
            <text:p>1988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92664" calcext:value-type="float">
            <text:p>35.79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3807</text:p>
          </table:table-cell>
          <table:table-cell office:value-type="string" calcext:value-type="string">
            <text:p>1987-0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02976" calcext:value-type="float">
            <text:p>36.00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3807</text:p>
          </table:table-cell>
          <table:table-cell office:value-type="string" calcext:value-type="string">
            <text:p>1986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65232" calcext:value-type="float">
            <text:p>35.765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3807</text:p>
          </table:table-cell>
          <table:table-cell office:value-type="string" calcext:value-type="string">
            <text:p>1985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06608" calcext:value-type="float">
            <text:p>36.106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3807</text:p>
          </table:table-cell>
          <table:table-cell office:value-type="string" calcext:value-type="string">
            <text:p>1984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12832" calcext:value-type="float">
            <text:p>35.61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3807</text:p>
          </table:table-cell>
          <table:table-cell office:value-type="string" calcext:value-type="string">
            <text:p>1983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17304" calcext:value-type="float">
            <text:p>34.81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3807</text:p>
          </table:table-cell>
          <table:table-cell office:value-type="string" calcext:value-type="string">
            <text:p>1982-0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46744" calcext:value-type="float">
            <text:p>34.146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3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36" meta:object-count="0"/>
    <meta:user-defined meta:name="AppVersion">3.0</meta:user-defined>
  </office:meta>
</office:document-meta>
</file>